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6353c" officeooo:paragraph-rsid="0016353c" style:font-weight-asian="normal" style:font-weight-complex="normal"/>
    </style:style>
    <style:style style:name="P2" style:family="paragraph" style:parent-style-name="Standard">
      <style:text-properties fo:font-weight="normal" officeooo:rsid="0026fda6" officeooo:paragraph-rsid="0026fda6" style:font-weight-asian="normal" style:font-weight-complex="normal"/>
    </style:style>
    <style:style style:name="P3" style:family="paragraph" style:parent-style-name="Standard">
      <style:text-properties fo:font-weight="normal" officeooo:rsid="0026fda6" officeooo:paragraph-rsid="0031dbec" style:font-weight-asian="normal" style:font-weight-complex="normal"/>
    </style:style>
    <style:style style:name="P4" style:family="paragraph" style:parent-style-name="Standard">
      <style:text-properties fo:font-weight="normal" officeooo:rsid="0031dbec" officeooo:paragraph-rsid="0031dbec" style:font-weight-asian="normal" style:font-weight-complex="normal"/>
    </style:style>
    <style:style style:name="P5" style:family="paragraph" style:parent-style-name="Standard">
      <style:text-properties fo:font-weight="normal" officeooo:rsid="00345a2c" officeooo:paragraph-rsid="00345a2c" style:font-weight-asian="normal" style:font-weight-complex="normal"/>
    </style:style>
    <style:style style:name="P6" style:family="paragraph" style:parent-style-name="Standard">
      <style:text-properties fo:font-weight="normal" officeooo:rsid="00345a2c" officeooo:paragraph-rsid="00444b00" style:font-weight-asian="normal" style:font-weight-complex="normal"/>
    </style:style>
    <style:style style:name="P7" style:family="paragraph" style:parent-style-name="Standard">
      <style:text-properties fo:font-weight="normal" officeooo:rsid="00444b00" officeooo:paragraph-rsid="00444b00" style:font-weight-asian="normal" style:font-weight-complex="normal"/>
    </style:style>
    <style:style style:name="P8" style:family="paragraph" style:parent-style-name="Heading_20_1" style:list-style-name=""/>
    <style:style style:name="P9" style:family="paragraph" style:parent-style-name="Standard">
      <style:text-properties fo:font-weight="bold" officeooo:rsid="00345a2c" officeooo:paragraph-rsid="00345a2c" style:font-weight-asian="bold" style:font-weight-complex="bold"/>
    </style:style>
    <style:style style:name="P10" style:family="paragraph" style:parent-style-name="Standard">
      <style:text-properties fo:font-weight="bold" officeooo:rsid="00687819" officeooo:paragraph-rsid="00687819" style:font-weight-asian="bold" style:font-weight-complex="bold"/>
    </style:style>
    <style:style style:name="P11" style:family="paragraph" style:parent-style-name="Standard">
      <style:text-properties fo:font-weight="bold" officeooo:rsid="0032ed14" officeooo:paragraph-rsid="00345a2c" style:font-weight-asian="bold" style:font-weight-complex="bold"/>
    </style:style>
    <style:style style:name="P12" style:family="paragraph" style:parent-style-name="Standard">
      <style:text-properties fo:font-weight="bold" officeooo:rsid="00489294" officeooo:paragraph-rsid="00489294" style:font-weight-asian="bold" style:font-weight-complex="bold"/>
    </style:style>
    <style:style style:name="P13" style:family="paragraph" style:parent-style-name="Standard">
      <style:text-properties fo:font-weight="bold" officeooo:rsid="0016b858" officeooo:paragraph-rsid="0016b858" style:font-weight-asian="bold" style:font-weight-complex="bold"/>
    </style:style>
    <style:style style:name="P14" style:family="paragraph" style:parent-style-name="Standard">
      <style:text-properties fo:font-weight="bold" officeooo:rsid="0016353c" officeooo:paragraph-rsid="0016353c" style:font-weight-asian="bold" style:font-weight-complex="bold"/>
    </style:style>
    <style:style style:name="P15" style:family="paragraph" style:parent-style-name="Standard">
      <style:text-properties fo:font-weight="bold" officeooo:rsid="00444b00" officeooo:paragraph-rsid="00444b00" style:font-weight-asian="bold" style:font-weight-complex="bold"/>
    </style:style>
    <style:style style:name="P16" style:family="paragraph" style:parent-style-name="Standard">
      <style:text-properties fo:font-weight="normal" officeooo:rsid="00444b00" officeooo:paragraph-rsid="00444b00" style:font-weight-asian="normal" style:font-weight-complex="normal"/>
    </style:style>
    <style:style style:name="P17" style:family="paragraph" style:parent-style-name="Standard">
      <style:text-properties fo:font-weight="normal" officeooo:rsid="0016b858" officeooo:paragraph-rsid="0026fda6" style:font-weight-asian="normal" style:font-weight-complex="normal"/>
    </style:style>
    <style:style style:name="P18" style:family="paragraph" style:parent-style-name="Standard">
      <style:text-properties fo:font-weight="normal" officeooo:rsid="0016b858" officeooo:paragraph-rsid="00549957" style:font-weight-asian="normal" style:font-weight-complex="normal"/>
    </style:style>
    <style:style style:name="P19" style:family="paragraph" style:parent-style-name="Standard">
      <style:text-properties fo:font-weight="normal" officeooo:rsid="005372a9" officeooo:paragraph-rsid="005372a9" style:font-weight-asian="normal" style:font-weight-complex="normal"/>
    </style:style>
    <style:style style:name="P20" style:family="paragraph" style:parent-style-name="Standard">
      <style:text-properties fo:font-weight="normal" officeooo:rsid="005372a9" officeooo:paragraph-rsid="00549957" style:font-weight-asian="normal" style:font-weight-complex="normal"/>
    </style:style>
    <style:style style:name="P21" style:family="paragraph" style:parent-style-name="Standard">
      <style:text-properties fo:font-weight="normal" officeooo:rsid="002d8c45" officeooo:paragraph-rsid="002d8c45" style:font-weight-asian="normal" style:font-weight-complex="normal"/>
    </style:style>
    <style:style style:name="P22" style:family="paragraph" style:parent-style-name="Standard">
      <style:text-properties fo:font-weight="normal" officeooo:rsid="00549957" officeooo:paragraph-rsid="00549957" style:font-weight-asian="normal" style:font-weight-complex="normal"/>
    </style:style>
    <style:style style:name="P23" style:family="paragraph" style:parent-style-name="Standard">
      <style:text-properties fo:font-weight="normal" officeooo:rsid="0016353c" officeooo:paragraph-rsid="0016353c" style:font-weight-asian="normal" style:font-weight-complex="normal"/>
    </style:style>
    <style:style style:name="P24" style:family="paragraph" style:parent-style-name="Standard">
      <style:text-properties fo:font-weight="normal" officeooo:rsid="00345a2c" officeooo:paragraph-rsid="00345a2c" style:font-weight-asian="normal" style:font-weight-complex="normal"/>
    </style:style>
    <style:style style:name="P25" style:family="paragraph" style:parent-style-name="Standard">
      <style:text-properties fo:font-weight="normal" officeooo:rsid="00345a2c" officeooo:paragraph-rsid="00444b00" style:font-weight-asian="normal" style:font-weight-complex="normal"/>
    </style:style>
    <style:style style:name="P26" style:family="paragraph" style:parent-style-name="Standard">
      <style:text-properties fo:font-weight="normal" officeooo:rsid="0026fda6" officeooo:paragraph-rsid="00345a2c" style:font-weight-asian="normal" style:font-weight-complex="normal"/>
    </style:style>
    <style:style style:name="P27" style:family="paragraph" style:parent-style-name="Standard">
      <style:text-properties fo:font-weight="normal" officeooo:rsid="0026fda6" officeooo:paragraph-rsid="007c94b9" style:font-weight-asian="normal" style:font-weight-complex="normal"/>
    </style:style>
    <style:style style:name="P28" style:family="paragraph" style:parent-style-name="Standard">
      <style:text-properties fo:font-weight="normal" officeooo:rsid="0026fda6" officeooo:paragraph-rsid="00829544" style:font-weight-asian="normal" style:font-weight-complex="normal"/>
    </style:style>
    <style:style style:name="P29" style:family="paragraph" style:parent-style-name="Standard">
      <style:text-properties fo:font-weight="normal" officeooo:rsid="007c94b9" officeooo:paragraph-rsid="0031dbec" style:font-weight-asian="normal" style:font-weight-complex="normal"/>
    </style:style>
    <style:style style:name="P30" style:family="paragraph" style:parent-style-name="Standard">
      <style:text-properties fo:font-weight="normal" officeooo:rsid="00811ef0" officeooo:paragraph-rsid="0081defc" style:font-weight-asian="normal" style:font-weight-complex="normal"/>
    </style:style>
    <style:style style:name="P31" style:family="paragraph" style:parent-style-name="Standard">
      <style:text-properties fo:font-weight="normal" officeooo:rsid="0032ed14" officeooo:paragraph-rsid="007fdc5b" style:font-weight-asian="normal" style:font-weight-complex="normal"/>
    </style:style>
    <style:style style:name="P32" style:family="paragraph" style:parent-style-name="Standard">
      <style:text-properties fo:font-weight="normal" officeooo:rsid="0032ed14" officeooo:paragraph-rsid="00829544" style:font-weight-asian="normal" style:font-weight-complex="normal"/>
    </style:style>
    <style:style style:name="T1" style:family="text">
      <style:text-properties officeooo:rsid="0016b858"/>
    </style:style>
    <style:style style:name="T2" style:family="text">
      <style:text-properties officeooo:rsid="001c7c74"/>
    </style:style>
    <style:style style:name="T3" style:family="text">
      <style:text-properties officeooo:rsid="001db3fe"/>
    </style:style>
    <style:style style:name="T4" style:family="text">
      <style:text-properties officeooo:rsid="002546ee"/>
    </style:style>
    <style:style style:name="T5" style:family="text">
      <style:text-properties officeooo:rsid="00285268"/>
    </style:style>
    <style:style style:name="T6" style:family="text">
      <style:text-properties officeooo:rsid="002bd3ad"/>
    </style:style>
    <style:style style:name="T7" style:family="text">
      <style:text-properties officeooo:rsid="002d22de"/>
    </style:style>
    <style:style style:name="T8" style:family="text">
      <style:text-properties officeooo:rsid="002e9fc9"/>
    </style:style>
    <style:style style:name="T9" style:family="text">
      <style:text-properties officeooo:rsid="0032eaaf"/>
    </style:style>
    <style:style style:name="T10" style:family="text">
      <style:text-properties officeooo:rsid="00345a2c"/>
    </style:style>
    <style:style style:name="T11" style:family="text">
      <style:text-properties fo:font-weight="bold" style:font-weight-asian="bold" style:font-weight-complex="bold"/>
    </style:style>
    <style:style style:name="T12" style:family="text">
      <style:text-properties fo:font-weight="bold" officeooo:rsid="00549957" style:font-weight-asian="bold" style:font-weight-complex="bold"/>
    </style:style>
    <style:style style:name="T13" style:family="text">
      <style:text-properties officeooo:rsid="0034eb04"/>
    </style:style>
    <style:style style:name="T14" style:family="text">
      <style:text-properties officeooo:rsid="00444b00"/>
    </style:style>
    <style:style style:name="T15" style:family="text">
      <style:text-properties officeooo:rsid="0049ff0c"/>
    </style:style>
    <style:style style:name="T16" style:family="text">
      <style:text-properties officeooo:rsid="004ad73d"/>
    </style:style>
    <style:style style:name="T17" style:family="text">
      <style:text-properties officeooo:rsid="004e76b9"/>
    </style:style>
    <style:style style:name="T18" style:family="text">
      <style:text-properties officeooo:rsid="005169e1"/>
    </style:style>
    <style:style style:name="T19" style:family="text">
      <style:text-properties officeooo:rsid="0051c09e"/>
    </style:style>
    <style:style style:name="T20" style:family="text">
      <style:text-properties officeooo:rsid="005372a9"/>
    </style:style>
    <style:style style:name="T21" style:family="text">
      <style:text-properties officeooo:rsid="00549957"/>
    </style:style>
    <style:style style:name="T22" style:family="text">
      <style:text-properties officeooo:rsid="007433f3"/>
    </style:style>
    <style:style style:name="T23" style:family="text">
      <style:text-properties fo:font-weight="normal" style:font-weight-asian="normal" style:font-weight-complex="normal"/>
    </style:style>
    <style:style style:name="T24" style:family="text">
      <style:text-properties fo:font-weight="normal" officeooo:rsid="003ba3df" style:font-weight-asian="normal" style:font-weight-complex="normal"/>
    </style:style>
    <style:style style:name="T25" style:family="text">
      <style:text-properties fo:font-weight="normal" officeooo:rsid="003e1eeb" style:font-weight-asian="normal" style:font-weight-complex="normal"/>
    </style:style>
    <style:style style:name="T26" style:family="text">
      <style:text-properties fo:font-weight="normal" officeooo:rsid="00418d89" style:font-weight-asian="normal" style:font-weight-complex="normal"/>
    </style:style>
    <style:style style:name="T27" style:family="text">
      <style:text-properties fo:font-weight="normal" officeooo:rsid="004407f6" style:font-weight-asian="normal" style:font-weight-complex="normal"/>
    </style:style>
    <style:style style:name="T28" style:family="text">
      <style:text-properties fo:font-weight="normal" officeooo:rsid="00345a2c" style:font-weight-asian="normal" style:font-weight-complex="normal"/>
    </style:style>
    <style:style style:name="T29" style:family="text">
      <style:text-properties officeooo:rsid="0076f458"/>
    </style:style>
    <style:style style:name="T30" style:family="text">
      <style:text-properties officeooo:rsid="0078d7d8"/>
    </style:style>
    <style:style style:name="T31" style:family="text">
      <style:text-properties officeooo:rsid="0079e46a"/>
    </style:style>
    <style:style style:name="T32" style:family="text">
      <style:text-properties officeooo:rsid="007b0b7c"/>
    </style:style>
    <style:style style:name="T33" style:family="text">
      <style:text-properties officeooo:rsid="007b66d4"/>
    </style:style>
    <style:style style:name="T34" style:family="text">
      <style:text-properties officeooo:rsid="007c94b9"/>
    </style:style>
    <style:style style:name="T35" style:family="text">
      <style:text-properties officeooo:rsid="007d8e43"/>
    </style:style>
    <style:style style:name="T36" style:family="text">
      <style:text-properties officeooo:rsid="007f3c10"/>
    </style:style>
    <style:style style:name="T37" style:family="text">
      <style:text-properties officeooo:rsid="007fdc5b"/>
    </style:style>
    <style:style style:name="T38" style:family="text">
      <style:text-properties officeooo:rsid="00811ef0"/>
    </style:style>
    <style:style style:name="T39" style:family="text">
      <style:text-properties officeooo:rsid="0081defc"/>
    </style:style>
    <style:style style:name="T40" style:family="text">
      <style:text-properties officeooo:rsid="00829544"/>
    </style:style>
    <style:style style:name="Sect1"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text:h text:style-name="P8" text:outline-level="1">Categorizing movie genres with selected common token words in <text:s/>srt file subtitle </text:h>
        <text:p text:style-name="P1"/>
        <text:p text:style-name="P1"/>
        <text:p text:style-name="P14">Abstract </text:p>
        <text:p text:style-name="P1"><text:span text:style-name="T18">Machine learning is </text:span><text:span text:style-name="T15">is used in various industries </text:span><text:span text:style-name="T16">to aid with making predictions and insights </text:span><text:span text:style-name="T18">with the use of </text:span><text:span text:style-name="T16">existing data that </text:span><text:span text:style-name="T17">can help reduce </text:span><text:span text:style-name="T22">manual </text:span><text:span text:style-name="T17">effort. </text:span>Th<text:span text:style-name="T19">is paper </text:span><text:span text:style-name="T22">will </text:span>demonstrate a<text:span text:style-name="T15">n additional path to </text:span>to classify movies <text:span text:style-name="T15">genres </text:span>with only common words<text:span text:style-name="T1">. </text:span><text:span text:style-name="T19">The</text:span><text:span text:style-name="T22">re is </text:span><text:span text:style-name="T19">domain focus of this project is the movie industry. The data source is an SRT file and we will use the that file to classify a </text:span><text:span text:style-name="T20">genre of a movie. The application will test the the data against a few popular machine learning algorithms that are best to to solve multi classification problems.</text:span></text:p>
        <text:p text:style-name="P1"/>
        <text:p text:style-name="P13">Introduction</text:p>
        <text:p text:style-name="P17"><text:span text:style-name="T29">Categorizing movies make it easier for viewers to determine what they like and want to see. Genres contains four</text:span><text:span text:style-name="T2"> elements of a movie: </text:span><text:span text:style-name="T29">story, setting,and plot which equ</text:span><text:span text:style-name="T30">al </text:span><text:span text:style-name="T29">to the genre </text:span><text:span text:style-name="T30">of any film</text:span><text:span text:style-name="T29">. </text:span><text:span text:style-name="T30">Movie genres can determine <text:s/>with various other elements besides the previous mentioned. </text:span><text:span text:style-name="T4">Movie t</text:span><text:span text:style-name="T3">ext </text:span><text:span text:style-name="T30">and pattens </text:span><text:span text:style-name="T3">can </text:span><text:span text:style-name="T4">also </text:span><text:span text:style-name="T3">be used to determine </text:span><text:span text:style-name="T4">genre for movies. By exploring common used words in each </text:span><text:span text:style-name="T30">genre of movie </text:span><text:span text:style-name="T31">we</text:span><text:span text:style-name="T4"> will be able to classify movi</text:span><text:span text:style-name="T31">es with only common word data in each genre and classify each movie with the correct genre</text:span><text:span text:style-name="T4">. </text:span></text:p>
        <text:p text:style-name="P17"><text:s/></text:p>
        <text:p text:style-name="P12">Proposed work </text:p>
        <text:p text:style-name="P2">Data Set</text:p>
        <text:p text:style-name="P27">The dat<text:span text:style-name="T31">a that was used for this project are SubRip Subtitle </text:span><text:span text:style-name="T33">or better known as SRT </text:span><text:span text:style-name="T31"><text:s/>File. </text:span><text:span text:style-name="T34">The SRT file <text:s/></text:span><text:span text:style-name="T31">is <text:s/></text:span><text:span text:style-name="T33">a </text:span><text:span text:style-name="T31">plain text file that contains information </text:span><text:span text:style-name="T32">that relates to how </text:span><text:span text:style-name="T34">subtitles </text:span><text:span text:style-name="T33">should appear on the screen. The file consist of the time sequential number for the subtitle, start and end time of the text to ensure text match the audio, the text that will be displayed on the screen. </text:span><text:span text:style-name="T5">This data was </text:span>gathered from subscene.com. <text:span text:style-name="T5">The genres that are used in this paper are Action, Horror and Romance. To</text:span><text:span text:style-name="T34"> utilize the SRT file to classify movie genres the data will need to be preprocessed.</text:span><text:span text:style-name="T31"> </text:span><text:span text:style-name="T5"><text:s/>At this time I have acquired 20 </text:span><text:span text:style-name="T6">SRT </text:span><text:span text:style-name="T7">files for various genres </text:span><text:span text:style-name="T5">Action,Horror </text:span><text:span text:style-name="T7">and </text:span><text:span text:style-name="T5">Romance movies. </text:span></text:p>
        <text:p text:style-name="P29"/>
        <text:p text:style-name="P4"><text:span text:style-name="T34">Movie name extraction: </text:span><text:span text:style-name="T36">This process</text:span><text:span text:style-name="T35"> </text:span>is to extract the movie actual name from the file path <text:span text:style-name="T36">that was selected. The purpose of this step is to keep the data in the training set clean without any full file path but only the movie name. </text:span>This step is not necessary but it help to keep the movie name column header data clean. </text:p>
        <text:p text:style-name="P3"/>
        <text:p text:style-name="P28"><text:span text:style-name="T35">Create a word bank of common words: </text:span><text:span text:style-name="T36">To fully identify and create a word bank of common used word s for each movie genre we will have to manually i</text:span><text:span text:style-name="T8">dentify the common words in <text:s/>each <text:s/>individual genre and use that word as a column header for column names. </text:span><text:span text:style-name="T38">The </text:span><text:span text:style-name="T8">Each</text:span><text:span text:style-name="T36"> <text:s/>table </text:span><text:span text:style-name="T8">row will represent the individual movie and the number of frequent use of the word in the given movie. </text:span><text:span text:style-name="T36">To complete this task I u</text:span><text:span text:style-name="T9">se</text:span><text:span text:style-name="T36">d </text:span><text:span text:style-name="T37">various of libraries such as pysrt which allowed me to parse the desired text section of an SRT file. T</text:span><text:span text:style-name="T9">he library beautiful soup </text:span><text:span text:style-name="T37">allowed me </text:span><text:span text:style-name="T9">to </text:span><text:span text:style-name="T37">separate the text from the HTML tags. </text:span><text:span text:style-name="T40">We Perform upper to lowercase to text: We applied </text:span><text:span text:style-name="T9">the lower method on the </text:span><text:span text:style-name="T40">words</text:span><text:span text:style-name="T9"> to make it easier to verify the uppercase words and lowercase </text:span><text:span text:style-name="T40">are identified as the same text</text:span><text:span text:style-name="T9"> <text:s/></text:span><text:span text:style-name="T40">and </text:span><text:span text:style-name="T9">will not be separated.</text:span><text:span text:style-name="T37"> </text:span></text:p>
        <text:p text:style-name="P30">We tokenized the corpus text and applied frequency distribution on the <text:span text:style-name="T39">t</text:span>op 300 words words. <text:s/><text:span text:style-name="T39">This step allowed us to gain insight of common words that is frequently used in each genre which helped us to create our word bank and to obtain the data for each cell for a movie.</text:span> </text:p>
        <text:p text:style-name="P31"><text:soft-page-break/></text:p>
        <text:p text:style-name="P32">For the movies that do not have a <text:span text:style-name="T40">value to that reflects the header </text:span>name a zero will be placed <text:span text:style-name="T40">i</text:span>n the cell field. This is <text:span text:style-name="T40">will be </text:span>accurate description <text:span text:style-name="T10">of the values not present in the corpus.</text:span></text:p>
        <text:p text:style-name="P32"><text:s/></text:p>
        <text:p text:style-name="P11">Exploratory Data analysis.</text:p>
        <text:p text:style-name="P5">Display a visual of the occurrence of words data for each movie that is based on the user selected words.</text:p>
        <text:p text:style-name="P5"/>
        <text:p text:style-name="P15">Data labeling <text:span text:style-name="T24">Because </text:span><text:span text:style-name="T25">the </text:span><text:span text:style-name="T24">SRT </text:span><text:span text:style-name="T26">file </text:span><text:span text:style-name="T24">does not know </text:span><text:span text:style-name="T26">or contain the </text:span><text:span text:style-name="T25">genre of the movie </text:span><text:span text:style-name="T27">we will have to manually add the target values to the movie _genre column. </text:span><text:span text:style-name="T23">After the file SRT</text:span><text:span text:style-name="T28"> <text:s/>before you can train the model to get results. You will have to label each movie row with its respective genre.</text:span><text:span text:style-name="T10">(explain why)</text:span></text:p>
        <text:p text:style-name="P9"/>
        <text:p text:style-name="P5"/>
        <text:p text:style-name="P6">Now the fun part begins. You will now import the training data. And split the data into 80% training and 20% test data. Doing this would <text:s/>give you better results .<text:span text:style-name="T11"> (explain why) </text:span><text:span text:style-name="T14">from my analysis I noticed </text:span></text:p>
        <text:p text:style-name="P7">if the data set is <text:s/>plentiful <text:s/>and the training set is greater than 50 % you will get better results than not having sufficent data and the training set is less than the test set.</text:p>
        <text:p text:style-name="P6"/>
        <text:p text:style-name="P7">Explain the decision tree </text:p>
        <text:p text:style-name="P7"/>
        <text:p text:style-name="P7">Explain K nearest neighbor </text:p>
        <text:p text:style-name="P7"/>
        <text:p text:style-name="P6"/>
        <text:p text:style-name="P5">t<text:span text:style-name="T13">final steps is t</text:span>rain the model with x and y training data and make the predictions. </text:p>
        <text:p text:style-name="P26"/>
        <text:p text:style-name="P21">For this project I will split the data for 70% for training data and 20% for the test data. </text:p>
        <text:p text:style-name="P21"/>
        <text:p text:style-name="P21"/>
        <text:p text:style-name="P22">Future Work</text:p>
        <text:p text:style-name="P10">Explain</text:p>
        <text:p text:style-name="P18"/>
        <text:p text:style-name="P1"/>
        <text:p text:style-name="P19">Conclusion </text:p>
        <text:p text:style-name="P20">Our <text:span text:style-name="T21">proposed method to use common tokenized words from various genres <text:s/>to </text:span><text:s/>categorize <text:span text:style-name="T21">movie genres has proven to be successful. With providing decent accuracy scores. The analysis and research proven this method can potential be helpful categorizing movie genres.</text:span></text:p>
        <text:p text:style-name="P20"/>
        <text:p text:style-name="P20"><text:span text:style-name="T12">Refrerences</text:span><text:span text:style-name="T21"> \\ </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0:09:35.715834874</meta:creation-date>
    <dc:date>2023-12-03T22:41:39.371080270</dc:date>
    <meta:editing-duration>PT3H12M9S</meta:editing-duration>
    <meta:editing-cycles>9</meta:editing-cycles>
    <meta:generator>LibreOffice/7.3.7.2$Linux_X86_64 LibreOffice_project/30$Build-2</meta:generator>
    <meta:document-statistic meta:table-count="0" meta:image-count="0" meta:object-count="0" meta:page-count="2" meta:paragraph-count="28" meta:word-count="866" meta:character-count="4825" meta:non-whitespace-character-count="3951"/>
  </office:meta>
</office:document-meta>
</file>